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70783546534742553" text:style-name="L1">
        <text:list-item>
          <text:p text:style-name="P1">Reddit ("all"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4</meta:editing-cycles>
    <meta:generator>OpenOffice/4.1.13$Win32 OpenOffice.org_project/4113m1$Build-9810</meta:generator>
    <dc:date>2023-05-15T20:26:02.81</dc:date>
    <dc:creator>Claudio De Martino</dc:creator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